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88-1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11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8-11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8-1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8-1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1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88-1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8-11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8-1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8-11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8-1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8-1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8-11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8-1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8-1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12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1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88-1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88-1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1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1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12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1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88-12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8-1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8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8-12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9-01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9-01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01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9-01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89-01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9-0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9-0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89-0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9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0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989-01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9-01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1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1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9-02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9-0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9-02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02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02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89-02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0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89-02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89-0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2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2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9-02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2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3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89-02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9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03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03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03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89-03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3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9-03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03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3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9-03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03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03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9-03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3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03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9-04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9-04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04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9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9-04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9-04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89-04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9-04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9-04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04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9-04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04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>
        <table:named-range table:name="HTML_1" table:base-cell-address="$Arkusz1.$A$1" table:cell-range-address="$Arkusz1.$A$1:.$U$83"/>
        <table:named-range table:name="HTML_all" table:base-cell-address="$Arkusz1.$A$1" table:cell-range-address="$Arkusz1.$A$1:.$U$83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21.73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24.462000000</dc:date>
    <meta:editing-duration>PT47S</meta:editing-duration>
    <meta:editing-cycles>2</meta:editing-cycles>
    <meta:generator>LibreOffice/7.6.2.1$Windows_X86_64 LibreOffice_project/56f7684011345957bbf33a7ee678afaf4d2ba333</meta:generator>
    <meta:document-statistic meta:table-count="1" meta:cell-count="1722" meta:object-count="0"/>
  </office:meta>
</office:document-meta>
</file>